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onaco1" svg:font-family="Monaco" style:font-family-generic="roman"/>
    <style:font-face style:name="Courier New1" svg:font-family="'Courier New'" style:font-family-generic="modern" style:font-pitch="fixed"/>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5146in" table:align="left" style:writing-mode="lr-tb"/>
    </style:style>
    <style:style style:name="Table1.A" style:family="table-column">
      <style:table-column-properties style:column-width="0.591in"/>
    </style:style>
    <style:style style:name="Table1.B" style:family="table-column">
      <style:table-column-properties style:column-width="2.6604in"/>
    </style:style>
    <style:style style:name="Table1.C" style:family="table-column">
      <style:table-column-properties style:column-width="3.2632in"/>
    </style:style>
    <style:style style:name="Table1.1" style:family="table-row">
      <style:table-row-properties style:min-row-height="0.1111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4" style:family="table-row">
      <style:table-row-properties style:min-row-height="0.1111in" fo:keep-together="always"/>
    </style:style>
    <style:style style:name="Table2" style:family="table">
      <style:table-properties style:width="6.5146in" table:align="left" style:writing-mode="lr-tb"/>
    </style:style>
    <style:style style:name="Table2.A" style:family="table-column">
      <style:table-column-properties style:column-width="1.0646in"/>
    </style:style>
    <style:style style:name="Table2.B" style:family="table-column">
      <style:table-column-properties style:column-width="5.45in"/>
    </style:style>
    <style:style style:name="Table2.1" style:family="table-row">
      <style:table-row-properties style:min-row-height="0.1111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2146in" table:align="left" style:writing-mode="lr-tb"/>
    </style:style>
    <style:style style:name="Table3.A" style:family="table-column">
      <style:table-column-properties style:column-width="1.3639in"/>
    </style:style>
    <style:style style:name="Table3.B" style:family="table-column">
      <style:table-column-properties style:column-width="0.8542in"/>
    </style:style>
    <style:style style:name="Table3.C" style:family="table-column">
      <style:table-column-properties style:column-width="1.2701in"/>
    </style:style>
    <style:style style:name="Table3.D" style:family="table-column">
      <style:table-column-properties style:column-width="2.7264in"/>
    </style:style>
    <style:style style:name="Table3.1" style:family="table-row">
      <style:table-row-properties style:min-row-height="0.1111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Table3.4" style:family="table-row">
      <style:table-row-properties style:min-row-height="0.1111in" fo:keep-together="always"/>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ing_20_1" style:list-style-name="WW8Num3"/>
    <style:style style:name="P2" style:family="paragraph" style:parent-style-name="Heading_20_1" style:master-page-name="Standard">
      <style:paragraph-properties fo:margin-top="0.1665in" fo:margin-bottom="0.0417in" style:contextual-spacing="false" style:page-number="auto"/>
    </style:style>
    <style:style style:name="P3" style:family="paragraph" style:parent-style-name="Heading_20_1" style:list-style-name="WW8Num3">
      <style:paragraph-properties fo:margin-left="0.5in" fo:margin-right="0in" fo:text-indent="-0.25in" style:auto-text-indent="false"/>
    </style:style>
    <style:style style:name="P4" style:family="paragraph" style:parent-style-name="Standard">
      <style:text-properties fo:font-weight="bold" style:font-weight-asian="bold"/>
    </style:style>
    <style:style style:name="P5" style:family="paragraph" style:parent-style-name="Standard">
      <style:paragraph-properties style:text-autospace="none"/>
    </style:style>
    <style:style style:name="P6" style:family="paragraph" style:parent-style-name="Standard">
      <style:text-properties fo:background-color="#ffff00"/>
    </style:style>
    <style:style style:name="P7" style:family="paragraph" style:parent-style-name="Standard">
      <style:text-properties officeooo:paragraph-rsid="000bdffa"/>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25in" fo:margin-right="0in" fo:text-indent="0in" style:auto-text-indent="false"/>
      <style:text-properties officeooo:paragraph-rsid="00156493"/>
    </style:style>
    <style:style style:name="P10" style:family="paragraph" style:parent-style-name="Standard">
      <style:paragraph-properties fo:margin-left="0.25in" fo:margin-right="0in" fo:text-indent="0in" style:auto-text-indent="false"/>
      <style:text-properties fo:font-weight="bold" officeooo:paragraph-rsid="001c5356" style:font-weight-asian="bold" style:font-weight-complex="bold"/>
    </style:style>
    <style:style style:name="P11"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2" style:family="paragraph" style:parent-style-name="Standard" style:list-style-name="WW8Num2">
      <style:paragraph-properties fo:margin-left="1.25in" fo:margin-right="0in" fo:text-indent="-0.25in" style:auto-text-indent="false">
        <style:tab-stops>
          <style:tab-stop style:position="1.25in"/>
        </style:tab-stops>
      </style:paragraph-properties>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Courier New" fo:font-size="10pt" style:font-size-asian="10pt" style:font-name-complex="Courier New" style:font-size-complex="10pt"/>
    </style:style>
    <style:style style:name="P15" style:family="paragraph" style:parent-style-name="Standard" style:master-page-name="">
      <style:paragraph-properties fo:margin-left="0.261in" fo:margin-right="0in" fo:text-indent="0in" style:auto-text-indent="false" style:page-number="auto" style:shadow="none">
        <style:tab-stops/>
      </style:paragraph-properties>
      <style:text-properties style:use-window-font-color="true" style:font-name="Times New Roman" fo:font-size="12pt" fo:language="en" fo:country="US" officeooo:paragraph-rsid="000e61d2" style:font-name-asian="Times New Roman" style:font-size-asian="12pt" style:language-asian="zh" style:country-asian="CN" style:font-name-complex="Times New Roman" style:font-size-complex="12pt" style:language-complex="ar" style:country-complex="SA"/>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1in" fo:margin-right="0in" fo:text-indent="0in" style:auto-text-indent="false"/>
      <style:text-properties officeooo:paragraph-rsid="00189c63"/>
    </style:style>
    <style:style style:name="P18" style:family="paragraph" style:parent-style-name="Heading_20_2" style:list-style-name="WW8Num3">
      <style:paragraph-properties fo:margin-left="1in" fo:margin-right="0in" fo:text-indent="-0.3in" style:auto-text-indent="false"/>
    </style:style>
    <style:style style:name="T1" style:family="text">
      <style:text-properties fo:font-weight="bold" style:font-weight-asian="bold"/>
    </style:style>
    <style:style style:name="T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3" style:family="text">
      <style:text-properties fo:color="#7f0055" style:font-name="Courier New" fo:font-size="10pt" fo:font-weight="bold" style:font-size-asian="10pt" style:font-weight-asian="bold" style:font-name-complex="Courier New" style:font-size-complex="10pt" style:font-weight-complex="bold"/>
    </style:style>
    <style:style style:name="T4" style:family="text">
      <style:text-properties fo:font-size="10pt" style:font-size-asian="10pt" style:font-size-complex="10pt"/>
    </style:style>
    <style:style style:name="T5" style:family="text">
      <style:text-properties style:font-name="Courier New" fo:font-size="10pt" style:font-size-asian="10pt" style:font-name-complex="Courier New" style:font-size-complex="10pt"/>
    </style:style>
    <style:style style:name="T6" style:family="text">
      <style:text-properties fo:color="#000000" style:font-name="Courier New" fo:font-size="10pt" style:font-size-asian="10pt" style:font-name-complex="Courier New" style:font-size-complex="10pt"/>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c0" style:font-name="Courier New" fo:font-size="10pt" fo:font-style="italic" style:font-size-asian="10pt" style:font-style-asian="italic" style:font-name-complex="Courier New" style:font-size-complex="10pt" style:font-style-complex="italic"/>
    </style:style>
    <style:style style:name="T9" style:family="text">
      <style:text-properties fo:font-style="italic" style:font-style-asian="italic"/>
    </style:style>
    <style:style style:name="T10" style:family="text">
      <style:text-properties fo:color="#3f7f5f" style:font-name="Courier New" fo:font-size="10pt" style:font-size-asian="10pt" style:font-name-complex="Courier New" style:font-size-complex="10pt"/>
    </style:style>
    <style:style style:name="T11" style:family="text">
      <style:text-properties fo:background-color="#ffff00"/>
    </style:style>
    <style:style style:name="T12" style:family="text">
      <style:text-properties officeooo:rsid="000bdffa"/>
    </style:style>
    <style:style style:name="T13" style:family="text">
      <style:text-properties officeooo:rsid="000c683b"/>
    </style:style>
    <style:style style:name="T14" style:family="text">
      <style:text-properties officeooo:rsid="000e61d2"/>
    </style:style>
    <style:style style:name="T15" style:family="text">
      <style:text-properties officeooo:rsid="00117896"/>
    </style:style>
    <style:style style:name="T16" style:family="text">
      <style:text-properties officeooo:rsid="001193f1"/>
    </style:style>
    <style:style style:name="T17" style:family="text">
      <style:text-properties fo:language="en" fo:country="US" style:language-asian="zh" style:country-asian="CN" style:language-complex="ar" style:country-complex="SA"/>
    </style:style>
    <style:style style:name="T18" style:family="text">
      <style:text-properties fo:language="en" fo:country="US" officeooo:rsid="00156493" style:language-asian="zh" style:country-asian="CN" style:language-complex="ar" style:country-complex="SA"/>
    </style:style>
    <style:style style:name="T19" style:family="text">
      <style:text-properties fo:language="en" fo:country="US" officeooo:rsid="001638f9" style:language-asian="zh" style:country-asian="CN" style:language-complex="ar" style:country-complex="SA"/>
    </style:style>
    <style:style style:name="T20" style:family="text">
      <style:text-properties fo:language="en" fo:country="US" officeooo:rsid="001c5356" style:language-asian="zh" style:country-asian="CN" style:language-complex="ar" style:country-complex="SA"/>
    </style:style>
    <style:style style:name="T21" style:family="text">
      <style:text-properties officeooo:rsid="00127569"/>
    </style:style>
    <style:style style:name="T22" style:family="text">
      <style:text-properties officeooo:rsid="00144231"/>
    </style:style>
    <style:style style:name="T23" style:family="text">
      <style:text-properties officeooo:rsid="00156493"/>
    </style:style>
    <style:style style:name="T24" style:family="text">
      <style:text-properties officeooo:rsid="00181358"/>
    </style:style>
    <style:style style:name="T25" style:family="text">
      <style:text-properties officeooo:rsid="00189c63"/>
    </style:style>
    <style:style style:name="T26" style:family="text">
      <style:text-properties officeooo:rsid="001c5356"/>
    </style:style>
    <style:style style:name="T27" style:family="text">
      <style:text-properties officeooo:rsid="001cca70"/>
    </style:style>
    <style:style style:name="T28" style:family="text">
      <style:text-properties officeooo:rsid="001dfc76"/>
    </style:style>
    <style:style style:name="fr1" style:family="graphic" style:parent-style-name="Frame">
      <style:graphic-properties fo:margin-left="0.1299in" fo:margin-right="0.1299in" style:wrap="dynamic" style:number-wrapped-paragraphs="no-limit" style:vertical-pos="from-top" style:vertical-rel="paragraph" style:horizontal-pos="from-left" style:horizontal-rel="paragraph" fo:background-color="#ffffff" style:background-transparency="100%" fo:padding="0.0008in" fo:border="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61in" fo:text-indent="-0.25in" fo:margin-left="0.76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11in" fo:text-indent="-0.25in" fo:margin-left="1.0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61in" fo:text-indent="-0.25in" fo:margin-left="1.26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11in" fo:text-indent="-0.25in" fo:margin-left="1.5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61in" fo:text-indent="-0.25in" fo:margin-left="1.76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11in" fo:text-indent="-0.25in" fo:margin-left="2.0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61in" fo:text-indent="-0.25in" fo:margin-left="2.26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11in" fo:text-indent="-0.25in" fo:margin-left="2.5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61in" fo:text-indent="-0.25in" fo:margin-left="2.76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11in" fo:text-indent="-0.25in" fo:margin-left="3.011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NXTDataLogger/NXJChartingLogger Logging Protocol Definitions</text:h>
      <text:p text:style-name="Standard">Kirk P. Thompson</text:p>
      <text:p text:style-name="Standard">lejos@mosen.net</text:p>
      <text:p text:style-name="Standard">6/16/2012</text:p>
      <text:p text:style-name="Standard"/>
      <text:p text:style-name="Standard">Defines message structure and usage for logging messages in (NXT-side) lejos.util.NXTDataLogger and (PC-side) lejos.pc.charting.LoggerProtocolManager.</text:p>
      <text:list xml:id="list7568953200571509378" text:style-name="WW8Num3">
        <text:list-item>
          <text:h text:style-name="P1" text:outline-level="1">Description</text:h>
        </text:list-item>
      </text:list>
      <text:p text:style-name="Standard">The protocol defines a command signaling scheme used from the NXT via lejos.util.NXTDataLogger to the lejos.pc.charting.LoggerProtocolManager running on the PC. </text:p>
      <text:p text:style-name="Standard"/>
      <text:p text:style-name="Standard">LoggerProtocolManager is used by the NXJChartingLogger PC charting/logging client application for managing the flow of data through the i/o streams from the NXT and parsing and disseminating the data via an event model defined by lejos.pc.charting. LoggerListener.</text:p>
      <text:p text:style-name="Standard"/>
      <text:p text:style-name="Standard">The data is read in 4 byte chunks. </text:p>
      <text:p text:style-name="Standard">After ATN, 2 bytes are read. This is the command and command parameter.</text:p>
      <text:p text:style-name="Standard"/>
      <text:p text:style-name="Standard">All commands are sent after an ATN sequence for each command.</text:p>
      <text:p text:style-name="Standard"/>
      <text:p text:style-name="Standard">The initial default datatype on instantiation is set to DT_INTEGER on both the NXT and PC classes. Once a datatype is set, it is current until it is changed. This reduces overhead of signaling a datatype for each value being logged. The COMMAND_DATATYPE allows changing of the current datatype.</text:p>
      <text:list xml:id="list1888757557" text:continue-numbering="true" text:style-name="WW8Num3">
        <text:list-item>
          <text:h text:style-name="P1" text:outline-level="1">ATTENTION (ATN) Sequence</text:h>
        </text:list-item>
      </text:list>
      <text:p text:style-name="Standard">The ATN sequence is used to signal the receiver on the PC (LoggerProtocolManager) that a command sequence is immediately forthcoming. It is a 4 byte package that is constructed using 2 well-defined ATN values followed by a random value. The sum of these values are XORed with 0xFF and this value is stored as the last byte.</text:p>
      <text:p text:style-name="Standard"/>
      <text:p text:style-name="Standard">This scheme is not a CRC but merely provides a very low probability that actual logged data could inadvertently represent an ATN package, which [to put it mildly] would mess with the state management mechanism of LoggerProtocolManager. Note that proper mathematical rigor has not been applied to prove this.</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Byte index</text:p>
          </table:table-cell>
          <table:table-cell table:style-name="Table1.A1" office:value-type="string">
            <text:p text:style-name="P4">Description</text:p>
          </table:table-cell>
          <table:table-cell table:style-name="Table1.C1" office:value-type="string">
            <text:p text:style-name="P4">Value</text:p>
          </table:table-cell>
        </table:table-row>
        <table:table-row table:style-name="Table1.1">
          <table:table-cell table:style-name="Table1.A1" office:value-type="string">
            <text:p text:style-name="Standard">0</text:p>
          </table:table-cell>
          <table:table-cell table:style-name="Table1.A1" office:value-type="string">
            <text:p text:style-name="Standard">ATN value 1: ATTENTION1</text:p>
          </table:table-cell>
          <table:table-cell table:style-name="Table1.C1" office:value-type="string">
            <text:p text:style-name="Standard">-1 (0xFF)</text:p>
          </table:table-cell>
        </table:table-row>
        <table:table-row table:style-name="Table1.1">
          <table:table-cell table:style-name="Table1.A1" office:value-type="string">
            <text:p text:style-name="Standard">1</text:p>
          </table:table-cell>
          <table:table-cell table:style-name="Table1.A1" office:value-type="string">
            <text:p text:style-name="Standard">ATN value 2: ATTENTION2</text:p>
          </table:table-cell>
          <table:table-cell table:style-name="Table1.C1" office:value-type="string">
            <text:p text:style-name="Standard">-85 (0xAB)</text:p>
          </table:table-cell>
        </table:table-row>
        <text:soft-page-break/>
        <table:table-row table:style-name="Table1.4">
          <table:table-cell table:style-name="Table1.A1" office:value-type="string">
            <text:p text:style-name="Standard">2</text:p>
          </table:table-cell>
          <table:table-cell table:style-name="Table1.A1" office:value-type="string">
            <text:p text:style-name="Standard">Random/arbitrary byte value</text:p>
          </table:table-cell>
          <table:table-cell table:style-name="Table1.C1" office:value-type="string">
            <text:p text:style-name="Standard">Varies. The NXTDataLogger implementation uses an array of 5 pre-calculated random values whose elements are continuously cycled through to eliminate the cost of continually producing random values. Your implementation may differ.</text:p>
          </table:table-cell>
        </table:table-row>
        <table:table-row table:style-name="Table1.1">
          <table:table-cell table:style-name="Table1.A1" office:value-type="string">
            <text:p text:style-name="Standard">3</text:p>
          </table:table-cell>
          <table:table-cell table:style-name="Table1.A1" office:value-type="string">
            <text:p text:style-name="Standard">check sum</text:p>
          </table:table-cell>
          <table:table-cell table:style-name="Table1.C1" office:value-type="string">
            <text:p text:style-name="Standard">sum of the elements [0-2] values XORed with 0xFF</text:p>
          </table:table-cell>
        </table:table-row>
      </table:table>
      <text:p text:style-name="Standard"/>
      <text:list xml:id="list747434391" text:continue-numbering="true" text:style-name="WW8Num3">
        <text:list-item>
          <text:h text:style-name="P1" text:outline-level="1">Command Structure</text:h>
        </text:list-item>
      </text:list>
      <text:p text:style-name="Standard">The protocol supports 5 commands. These commands are packed in a 2 byte array and sent to the PC immediately after an ATN request to be parsed by LoggerProtocolManager:</text:p>
      <text:p text:style-name="Standard"/>
      <text:p text:style-name="Standard">Structure:</text:p>
      <table:table table:name="Table2" table:style-name="Table2">
        <table:table-column table:style-name="Table2.A"/>
        <table:table-column table:style-name="Table2.B"/>
        <table:table-row table:style-name="Table2.1">
          <table:table-cell table:style-name="Table2.A1" office:value-type="string">
            <text:p text:style-name="P4">Byte index</text:p>
          </table:table-cell>
          <table:table-cell table:style-name="Table2.B1" office:value-type="string">
            <text:p text:style-name="P4">Description</text:p>
          </table:table-cell>
        </table:table-row>
        <table:table-row table:style-name="Table2.1">
          <table:table-cell table:style-name="Table2.A1" office:value-type="string">
            <text:p text:style-name="Standard">0</text:p>
          </table:table-cell>
          <table:table-cell table:style-name="Table2.B1" office:value-type="string">
            <text:p text:style-name="Standard">Command ID. See <text:bookmark-ref text:reference-format="number" text:ref-name="_Ref327694868">3.1</text:bookmark-ref>.</text:p>
          </table:table-cell>
        </table:table-row>
        <table:table-row table:style-name="Table2.1">
          <table:table-cell table:style-name="Table2.A1" office:value-type="string">
            <text:p text:style-name="Standard">1</text:p>
          </table:table-cell>
          <table:table-cell table:style-name="Table2.B1" office:value-type="string">
            <text:p text:style-name="Standard">Command parameter. Used for DATATYPE and SETHEADERS. Value ignored on other commands but 0xFF (-1) has been used as convention.</text:p>
          </table:table-cell>
        </table:table-row>
      </table:table>
      <text:list xml:id="list2000402080" text:continue-numbering="true" text:style-name="WW8Num3">
        <text:list-item>
          <text:list>
            <text:list-item>
              <text:h text:style-name="P1" text:outline-level="1"><text:bookmark-start text:name="_Ref327694868"/>Commands:<text:bookmark-end text:name="_Ref327694868"/></text:h>
            </text:list-item>
          </text:list>
        </text:list-item>
      </text:list>
      <text:p text:style-name="Standard">The ID representation in Java is:</text:p>
      <text:p text:style-name="P5"><text:span text:style-name="T2"><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ATTENTION1</text:span><text:span text:style-name="T6"> = (</text:span><text:span text:style-name="T3">byte</text:span><text:span text:style-name="T6">)0xff;</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ATTENTION2</text:span><text:span text:style-name="T6"> = (</text:span><text:span text:style-name="T3">byte</text:span><text:span text:style-name="T6">)0xab;</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COMMAND_DATATYPE</text:span><text:span text:style-name="T6"> <text:s text:c="4"/>= 1; <text:s text:c="3"/></text:span></text:p>
      <text:p text:style-name="P5"><text:span text:style-name="T7"><text:s text:c="4"/></text:span><text:span text:style-name="T10">// sub-commands of COMMAND_DATATYPE</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BOOLEAN</text:span><text:span text:style-name="T6"> = 0;</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BYTE</text:span><text:span text:style-name="T6"> <text:s text:c="3"/>= 1;</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SHORT</text:span><text:span text:style-name="T6"> <text:s text:c="2"/>= 2;</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INTEGER</text:span><text:span text:style-name="T6"> = 3; <text:s text:c="7"/></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LONG</text:span><text:span text:style-name="T6"> <text:s text:c="3"/>= 4;</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FLOAT</text:span><text:span text:style-name="T6"> <text:s text:c="2"/>= 5;</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DOUBLE</text:span><text:span text:style-name="T6"> <text:s/>= 6;</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 text:c="3"/></text:span><text:span text:style-name="T8">DT_STRING</text:span><text:span text:style-name="T6"> <text:s/>= 7;</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COMMAND_SETHEADERS</text:span><text:span text:style-name="T6"> <text:s text:c="2"/>= 2; <text:s/></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COMMAND_FLUSH</text:span><text:span text:style-name="T6"> <text:s text:c="7"/>= 3; </text:span></text:p>
      <text:p text:style-name="P5"><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COMMAND_COMMENT</text:span><text:span text:style-name="T6"> <text:s text:c="5"/>= 4; <text:s text:c="2"/></text:span></text:p>
      <text:p text:style-name="Standard"><text:span text:style-name="T7"><text:s text:c="4"/></text:span><text:span text:style-name="T3">private</text:span><text:span text:style-name="T6"> </text:span><text:span text:style-name="T3">static</text:span><text:span text:style-name="T6"> </text:span><text:span text:style-name="T3">final</text:span><text:span text:style-name="T6"> </text:span><text:span text:style-name="T3">byte</text:span><text:span text:style-name="T6"> </text:span><text:span text:style-name="T8">COMMAND_PASSTHROUGH</text:span><text:span text:style-name="T6"> <text:s/>= 5;</text:span></text:p>
      <text:p text:style-name="Standard"/>
      <text:p text:style-name="Standard">Each command must be preceded by the ATN sequence. </text:p>
      <text:p text:style-name="Standard"/>
      <text:p text:style-name="P8">Commands:</text:p>
      <text:list xml:id="list256224974" text:continue-numbering="true" text:style-name="WW8Num3">
        <text:list-item>
          <text:list>
            <text:list-item>
              <text:h text:style-name="P1" text:outline-level="1"><draw:frame draw:style-name="fr1" draw:name="Frame1" text:anchor-type="char" svg:x="0.1472in" svg:y="0.039in" svg:width="6.3283in" svg:height="4.0335in" draw:z-index="0"><draw:text-box><table:table table:name="Table3" table:style-name="Table3"><table:table-column table:style-name="Table3.A"/><table:table-column table:style-name="Table3.B"/><table:table-column table:style-name="Table3.C"/><table:table-column table:style-name="Table3.D"/><table:table-row table:style-name="Table3.1"><table:table-cell table:style-name="Table3.A1" office:value-type="string"><text:p text:style-name="P4">Command</text:p></table:table-cell><table:table-cell table:style-name="Table3.A1" office:value-type="string"><text:p text:style-name="P4">command value</text:p></table:table-cell><table:table-cell table:style-name="Table3.A1" office:value-type="string"><text:p text:style-name="P4">parameter value</text:p></table:table-cell><table:table-cell table:style-name="Table3.D1" office:value-type="string"><text:p text:style-name="P4">description</text:p></table:table-cell></table:table-row><table:table-row table:style-name="Table3.1"><table:table-cell table:style-name="Table3.A1" office:value-type="string"><text:p text:style-name="Standard">DATATYPE</text:p></table:table-cell><table:table-cell table:style-name="Table3.A1" office:value-type="string"><text:p text:style-name="Standard">1</text:p></table:table-cell><table:table-cell table:style-name="Table3.A1" office:value-type="string"><text:p text:style-name="Standard">0-7</text:p></table:table-cell><table:table-cell table:style-name="Table3.D1" office:value-type="string"><text:p text:style-name="Standard">Set the current datatype. See <text:bookmark-ref text:reference-format="number" text:ref-name="_Ref327695710">3.2</text:bookmark-ref></text:p></table:table-cell></table:table-row><table:table-row table:style-name="Table3.1"><table:table-cell table:style-name="Table3.A1" office:value-type="string"><text:p text:style-name="Standard">SETHEADERS</text:p></table:table-cell><table:table-cell table:style-name="Table3.A1" office:value-type="string"><text:p text:style-name="Standard">2</text:p></table:table-cell><table:table-cell table:style-name="Table3.A1" office:value-type="string"><text:p text:style-name="Standard">0-255: number of columns/headers being set</text:p></table:table-cell><table:table-cell table:style-name="Table3.D1" office:value-type="string"><text:p text:style-name="Standard">Signal the number of column headers that are about to be sent. See <text:bookmark-ref text:reference-format="number" text:ref-name="_Ref327721984">3.3</text:bookmark-ref></text:p></table:table-cell></table:table-row><table:table-row table:style-name="Table3.4"><table:table-cell table:style-name="Table3.A1" office:value-type="string"><text:p text:style-name="Standard">FLUSH</text:p></table:table-cell><table:table-cell table:style-name="Table3.A1" office:value-type="string"><text:p text:style-name="Standard">3</text:p></table:table-cell><table:table-cell table:style-name="Table3.A1" office:value-type="string"><text:p text:style-name="Standard">-1 (0xFF)</text:p></table:table-cell><table:table-cell table:style-name="Table3.D1" office:value-type="string"><text:p text:style-name="Standard">Instruct the protocol manager to send any remaining logged line (whole or partial) to listener. Used in EOF processing. See <text:bookmark-ref text:reference-format="number" text:ref-name="_Ref327765492">3.4</text:bookmark-ref></text:p><text:p text:style-name="P6"/><text:p text:style-name="P6">TODO verify functionality</text:p></table:table-cell></table:table-row><table:table-row table:style-name="Table3.1"><table:table-cell table:style-name="Table3.A1" office:value-type="string"><text:p text:style-name="Standard">COMMENT</text:p></table:table-cell><table:table-cell table:style-name="Table3.A1" office:value-type="string"><text:p text:style-name="Standard">4</text:p></table:table-cell><table:table-cell table:style-name="Table3.A1" office:value-type="string"><text:p text:style-name="Standard">-1 (0xFF)</text:p></table:table-cell><table:table-cell table:style-name="Table3.D1" office:value-type="string"><text:p text:style-name="Standard">Send a string comment. NXTDatalogger does this in the next called finishLine(). See <text:bookmark-ref text:reference-format="number" text:ref-name="_Ref327722009">3.5</text:bookmark-ref></text:p></table:table-cell></table:table-row><table:table-row table:style-name="Table3.4"><table:table-cell table:style-name="Table3.A1" office:value-type="string"><text:p text:style-name="Standard">PASSTHROUGH</text:p></table:table-cell><table:table-cell table:style-name="Table3.A1" office:value-type="string"><text:p text:style-name="Standard">5</text:p></table:table-cell><table:table-cell table:style-name="Table3.A1" office:value-type="string"><text:p text:style-name="Standard">-1 (0xFF)</text:p></table:table-cell><table:table-cell table:style-name="Table3.D1" office:value-type="string"><text:p text:style-name="Standard">Send arbitrary length byte array to be handled by lejos.pc.charting. TunneledMessageManager. See <text:bookmark-ref text:reference-format="number" text:ref-name="_Ref327722021">3.6</text:bookmark-ref></text:p></table:table-cell></table:table-row><table:table-row table:style-name="Table3.4"><table:table-cell table:style-name="Table3.A7" office:value-type="string"><text:p text:style-name="P7"><text:span text:style-name="T12">CHARTTYPE</text:span></text:p></table:table-cell><table:table-cell table:style-name="Table3.A7" office:value-type="string"><text:p text:style-name="P7"><text:span text:style-name="T12">6</text:span></text:p></table:table-cell><table:table-cell table:style-name="Table3.A7" office:value-type="string"><text:p text:style-name="P7"><text:span text:style-name="T12">1-4</text:span></text:p></table:table-cell><table:table-cell table:style-name="Table3.D7" office:value-type="string"><text:p text:style-name="P7"><text:span text:style-name="T12">Sets the chart type to display. </text:span><text:span text:style-name="T13">See </text:span><text:span text:style-name="T13"><text:bookmark-ref text:reference-format="number" text:ref-name="__RefHeading__52_748952675">3.7</text:bookmark-ref></text:span></text:p></table:table-cell></table:table-row></table:table><text:p text:style-name="Standard"><text:s/></text:p></draw:text-box></draw:frame><text:bookmark-start text:name="_Ref327695710"/><text:soft-page-break/>Command DATATYPE : Datatype Representation<text:bookmark-end text:name="_Ref327695710"/> Semantics</text:h>
            </text:list-item>
          </text:list>
        </text:list-item>
      </text:list>
      <text:p text:style-name="P8">The NXTDataLogger class uses DataOutputStream for encoding logged values except STRING and thus they are byte encoded using the semantics defined in the Java Language Specification (JLS) §22.2. </text:p>
      <text:p text:style-name="Standard"/>
      <text:p text:style-name="P8">The DATATYPE command is used to specify the current datatype. This datatype is in effect until a subsequent DATATYPE command is used. </text:p>
      <text:p text:style-name="Standard"/>
      <text:p text:style-name="P8">Datatypes overview:</text:p>
      <text:list xml:id="list596813359282155743" text:style-name="WW8Num2">
        <text:list-item>
          <text:p text:style-name="P11">Little-Endian transmittal of byte encoded values.</text:p>
        </text:list-item>
        <text:list-item>
          <text:p text:style-name="P11">4 byte boundaries force smaller datatypes to be encoded as an int:</text:p>
          <text:list>
            <text:list-item>
              <text:p text:style-name="P12">Boolean: 0=false, 1=true </text:p>
            </text:list-item>
            <text:list-item>
              <text:p text:style-name="P12">byte: same value</text:p>
            </text:list-item>
            <text:list-item>
              <text:p text:style-name="P12">short: same value</text:p>
            </text:list-item>
          </text:list>
        </text:list-item>
        <text:list-item>
          <text:p text:style-name="P11">Comment String uses null (0x00) terminated US-ASCII string with 4 byte boundaries with null padding on last chunk if needed.</text:p>
        </text:list-item>
      </text:list>
      <text:p text:style-name="Standard"><text:span text:style-name="T2"><text:s text:c="3"/></text:span><text:span text:style-name="T7"><text:s text:c="2"/></text:span></text:p>
      <text:p text:style-name="P8"><text:span text:style-name="T11">The first column [0] per logged data row must always be the timestamp column</text:span>. The timestamp datatype is INTEGER and the value is the number of milliseconds since the session/connection started. The LoggerProtocolManager keeps track of the number of columns per row based on the defined headers sent via the SETHEADERS command (<text:bookmark-ref text:reference-format="number" text:ref-name="_Ref327721984">3.3</text:bookmark-ref>).</text:p>
      <text:list xml:id="list1170869629" text:continue-list="list256224974" text:style-name="WW8Num3">
        <text:list-item>
          <text:list>
            <text:list-item>
              <text:list>
                <text:list-item>
                  <text:h text:style-name="P1" text:outline-level="1"><text:soft-page-break/>BOOLEAN: ID value =0</text:h>
                </text:list-item>
              </text:list>
            </text:list-item>
          </text:list>
        </text:list-item>
      </text:list>
      <text:p text:style-name="P13">Sent as int (4 bytes).</text:p>
      <text:p text:style-name="P13"/>
      <text:p text:style-name="P13">Value of 0 represents false. Value of 1 represents true. The implementation used by NXJChartingLogger has Boolean values saved in the log file as strings “true” or “false” and plotted in the chart as 1 or 0, respectively.</text:p>
      <text:list xml:id="list1915640988" text:continue-numbering="true" text:style-name="WW8Num3">
        <text:list-item>
          <text:list>
            <text:list-item>
              <text:list>
                <text:list-item>
                  <text:h text:style-name="P1" text:outline-level="1">BYTE: ID value =1</text:h>
                </text:list-item>
              </text:list>
            </text:list-item>
          </text:list>
        </text:list-item>
      </text:list>
      <text:p text:style-name="P13">Sent as int (4 bytes). </text:p>
      <text:list xml:id="list1605693338" text:continue-numbering="true" text:style-name="WW8Num3">
        <text:list-item>
          <text:list>
            <text:list-item>
              <text:list>
                <text:list-item>
                  <text:h text:style-name="P1" text:outline-level="1">SHORT: ID value =2</text:h>
                </text:list-item>
              </text:list>
            </text:list-item>
          </text:list>
        </text:list-item>
      </text:list>
      <text:p text:style-name="P13">Sent as int (4 bytes).</text:p>
      <text:list xml:id="list2110867410" text:continue-numbering="true" text:style-name="WW8Num3">
        <text:list-item>
          <text:list>
            <text:list-item>
              <text:list>
                <text:list-item>
                  <text:h text:style-name="P1" text:outline-level="1">INTEGER: ID value =3</text:h>
                </text:list-item>
              </text:list>
            </text:list-item>
          </text:list>
        </text:list-item>
      </text:list>
      <text:p text:style-name="P13">Sent as int (4 bytes).</text:p>
      <text:list xml:id="list1421155276" text:continue-numbering="true" text:style-name="WW8Num3">
        <text:list-item>
          <text:list>
            <text:list-item>
              <text:list>
                <text:list-item>
                  <text:h text:style-name="P1" text:outline-level="1">LONG: ID value =4</text:h>
                </text:list-item>
              </text:list>
            </text:list-item>
          </text:list>
        </text:list-item>
      </text:list>
      <text:p text:style-name="P13">Sent as long (8 bytes).</text:p>
      <text:list xml:id="list1546045644" text:continue-numbering="true" text:style-name="WW8Num3">
        <text:list-item>
          <text:list>
            <text:list-item>
              <text:list>
                <text:list-item>
                  <text:h text:style-name="P1" text:outline-level="1">FLOAT: ID value =5</text:h>
                </text:list-item>
              </text:list>
            </text:list-item>
          </text:list>
        </text:list-item>
      </text:list>
      <text:p text:style-name="P13">Sent as int (4 bytes) represented as per JLS §20.9.22.</text:p>
      <text:list xml:id="list339453854" text:continue-numbering="true" text:style-name="WW8Num3">
        <text:list-item>
          <text:list>
            <text:list-item>
              <text:list>
                <text:list-item>
                  <text:h text:style-name="P1" text:outline-level="1">DOUBLE: ID value =6</text:h>
                </text:list-item>
              </text:list>
            </text:list-item>
          </text:list>
        </text:list-item>
      </text:list>
      <text:p text:style-name="P13">Sent as long (8 bytes) represented as per JLS §20.10.21</text:p>
      <text:list xml:id="list1986801592" text:continue-numbering="true" text:style-name="WW8Num3">
        <text:list-item>
          <text:list>
            <text:list-item>
              <text:list>
                <text:list-item>
                  <text:h text:style-name="P1" text:outline-level="1"><text:bookmark-start text:name="_Ref327730806"/>STRING: ID value =7<text:bookmark-end text:name="_Ref327730806"/></text:h>
                </text:list-item>
              </text:list>
            </text:list-item>
          </text:list>
        </text:list-item>
      </text:list>
      <text:p text:style-name="P13">Sent as an array of bytes on even 4-byte boundaries. Characters are encoded as US-ASCII with single null termination. Residual boundary bytes on case of uneven boundary are set to 0 (null padding) to ensure even 4-byte boundary.</text:p>
      <text:p text:style-name="P13"/>
      <text:p text:style-name="P13">Note: In NXJChartingLogger, the STRING datatype is supported but any transmitted string value will be ignored. The string encoding mechanism is used for the COMMENT (<text:bookmark-ref text:reference-format="number" text:ref-name="_Ref327722009">3.5</text:bookmark-ref>) and SETHEADERS (<text:bookmark-ref text:reference-format="number" text:ref-name="_Ref327721984">3.3</text:bookmark-ref>) commands however.</text:p>
      <text:p text:style-name="Standard"/>
      <text:list xml:id="list1453573387" text:continue-numbering="true" text:style-name="WW8Num3">
        <text:list-item>
          <text:list>
            <text:list-item>
              <text:h text:style-name="P1" text:outline-level="1"><text:bookmark-start text:name="_Ref327721984"/>Command SETHEADERS<text:bookmark-end text:name="_Ref327721984"/></text:h>
            </text:list-item>
          </text:list>
        </text:list-item>
      </text:list>
      <text:p text:style-name="P8">The SETHEADERS command is used to set the timestamp (domain axis) label and column/series headers (range axis). The parameter value for the SETHEADERS command is the number of columns + the timestamp “column” (which is used for the plot domain axis). The byte datatype maximum value is 255 so that means the protocol can provide 254 columns/series of data (the timestamp counts as 1) per row of logged data. It should be noted that the NXT Charting Logger will be severely dogged down if you do that.</text:p>
      <text:p text:style-name="P8"><text:soft-page-break/></text:p>
      <text:p text:style-name="P8">The [element] position of each column definition is used by the charting component to define the series order per axis. </text:p>
      <text:p text:style-name="P8"/>
      <text:p text:style-name="P9">The NXT Charting Logger supports 4 independent axes on the same chart <text:span text:style-name="T23">as the default</text:span>. This is useful for plotting data with different magnitudes, etc. The column definition structure allows definition of target axis per series. <text:span text:style-name="T23">This is the chart type </text:span><text:span text:style-name="T18">CT_XY_TIMEDOMAIN </text:span><text:span text:style-name="T19">(see </text:span><text:span text:style-name="T19"><text:bookmark-ref text:reference-format="number" text:ref-name="__RefHeading__52_748952675">3.7</text:bookmark-ref></text:span><text:span text:style-name="T19">)</text:span></text:p>
      <text:p text:style-name="P8"/>
      <text:p text:style-name="P8">The column definition strings are encoded and sent sequentially after the ATN sequence and SETHEADERS command using the same algorithm defined for the DATATYPE STRING (<text:bookmark-ref text:reference-format="number" text:ref-name="_Ref327730806">3.2.8</text:bookmark-ref>). </text:p>
      <text:p text:style-name="P8"/>
      <text:p text:style-name="P8">The column definitions string format/structure for each column definition is:</text:p>
      <text:p text:style-name="P14">[name]![Y or N to indicate if charted]![axis ID 1-4] </text:p>
      <text:p text:style-name="P8"/>
      <text:p text:style-name="P10"><text:span text:style-name="T26">Chart type </text:span><text:span text:style-name="T20">CT_XY_TIMEDOMAIN:</text:span></text:p>
      <text:p text:style-name="P8">The first column [0] defined must always be the timestamp column in the format defined above. The timestamp datatype is INTEGER and the value is the number of milliseconds since the session/connection started. The label “milliseconds” is used by the NXTDataLogger implementation. This first column definition is used by the charting component as the domain label and is the first column in the datalog.</text:p>
      <text:p text:style-name="P8"/>
      <text:p text:style-name="P8">The subsequent column/series definitions are then sent as individual strings using the same format as the LoggerProtocolManager knows how many columns to parse based on the column count parameter value sent with the command. </text:p>
      <text:p text:style-name="P8"/>
      <text:p text:style-name="P8">For example, a log/chart with 2 series to be charted on axes #1 and #2 would be 3 strings sent after the ATN sequence and then the SETHEADERS command with a param value of 3:</text:p>
      <text:p text:style-name="P14">milliseconds!Y!1</text:p>
      <text:p text:style-name="P14">MySeries-1!Y!1</text:p>
      <text:p text:style-name="P14">MySeries-2!Y!2</text:p>
      <text:p text:style-name="P8"><text:bookmark-start text:name="_Ref327721997"/></text:p>
      <text:p text:style-name="P8">Any bang(!) character in the field/column name must be removed or parsing will fail in the NXT Charting Logger.</text:p>
      <text:p text:style-name="P8"/>
      <text:p text:style-name="P8">The LoggerProtocolManager keeps track of the number of columns per row based on the defined headers sent via the SETHEADERS command. If the header definitions need to be changed [e.g. add a column], the entire header definition must be re-sent with the changes. This action will spawn the current chart into a new window (if data is plotted in the chart), and resets and clears the chart in the NXT Data Logger window to use the new column header definitions. The data log will remain intact and will just get a new header row and logging commences with the new column definitions</text:p>
      <text:list xml:id="list936390883" text:continue-numbering="true" text:style-name="WW8Num3">
        <text:list-item>
          <text:list>
            <text:list-item>
              <text:h text:style-name="P1" text:outline-level="1"><text:bookmark-start text:name="_Ref327765492"/><text:soft-page-break/>Command FLUSH<text:bookmark-end text:name="_Ref327721997"/><text:bookmark-end text:name="_Ref327765492"/></text:h>
            </text:list-item>
          </text:list>
        </text:list-item>
      </text:list>
      <text:p text:style-name="P8">This command instructs LoggerProtocolManager to dump any partial datalog rows to the log and chart. This should done when the connection is about to be closed and it should be attempted to be done on i/o errors (after which the connection should be closed).</text:p>
      <text:list xml:id="list1663849211" text:continue-numbering="true" text:style-name="WW8Num3">
        <text:list-item>
          <text:list>
            <text:list-item>
              <text:h text:style-name="P1" text:outline-level="1"><text:bookmark-start text:name="_Ref327722009"/>Command COMMENT<text:bookmark-end text:name="_Ref327722009"/></text:h>
            </text:list-item>
          </text:list>
        </text:list-item>
      </text:list>
      <text:p text:style-name="P8">In the NXT Charting Logger, comments are displayed on the chart as an event marker on the domain axis with the comment text as a label and the timestamp as the domain (X axis) value of the marker.</text:p>
      <text:p text:style-name="P8"/>
      <text:p text:style-name="P8">After the COMMENT command is sent, an INTEGER is sent that specifies the timestamp. The timestamp value is the number of milliseconds since the session/connection started. The comment text is then sent using the same algorithm defined for the DATATYPE STRING (<text:bookmark-ref text:reference-format="number" text:ref-name="_Ref327730806">3.2.8</text:bookmark-ref>).</text:p>
      <text:list xml:id="list284081889" text:continue-numbering="true" text:style-name="WW8Num3">
        <text:list-item>
          <text:list>
            <text:list-item>
              <text:h text:style-name="P1" text:outline-level="1"><text:bookmark-start text:name="_Ref327722021"/>Command PASSTHROUGH<text:bookmark-end text:name="_Ref327722021"/></text:h>
            </text:list-item>
          </text:list>
        </text:list-item>
      </text:list>
      <text:p text:style-name="P8">Used for tunneling data to lejos.pc.charting.TunneledMessageManager via LoggerProtocolManager. See the document: <text:span text:style-name="T9">NXTDataLogger/NXJChartingLogger Passthrough Protocol Definitions</text:span> (NXTDataLogger Tunnel protocol.doc) for more details.</text:p>
      <text:p text:style-name="P8"/>
      <text:p text:style-name="P8">After the PASSTHROUGH command is sent, an INTEGER is sent that specifies how many bytes are in the pass-through message. The LoggerProtocolManager will poll this number of bytes from the i/o steam and pass this to the TunneledMessageManager which will in turn parse and process the message as per the Passthrough Protocol Definitions.</text:p>
      <text:p text:style-name="Standard"/>
      <text:list xml:id="list1210604988" text:continue-numbering="true" text:style-name="WW8Num3">
        <text:list-item>
          <text:list>
            <text:list-item>
              <text:h text:style-name="P3" text:outline-level="1"><text:bookmark-start text:name="__RefHeading__52_748952675"/><text:span text:style-name="T13">Command CHARTTYPE</text:span><text:bookmark-end text:name="__RefHeading__52_748952675"/></text:h>
            </text:list-item>
          </text:list>
        </text:list-item>
      </text:list>
      <text:p text:style-name="P15"><text:span text:style-name="T14">The CHARTTYPE command is used to signal which chart type to generate with supplied data. </text:span><text:span text:style-name="T15">The default [if not specified] is 1. The different chart types require data </text:span><text:span text:style-name="T24">items</text:span><text:span text:style-name="T15"> and SETHEADER to be a specific number/</text:span><text:span text:style-name="T24">count per series.</text:span></text:p>
      <text:list xml:id="list1880405484" text:continue-numbering="true" text:style-name="WW8Num3">
        <text:list-item>
          <text:list>
            <text:list-item>
              <text:h text:style-name="P18" text:outline-level="2"><text:span text:style-name="T17">CT_XY_TIMEDOMAIN = 1</text:span></text:h>
            </text:list-item>
          </text:list>
        </text:list-item>
      </text:list>
      <text:p text:style-name="P16">The initial <text:span text:style-name="T21">(and default if not specified for backwards compatibility) </text:span>NXJChartingLogger chart type. Displays data series on shared domain axis (ms timestamp). Up to 4 independent <text:span text:style-name="T16">range axis can be displayed. </text:span><text:span text:style-name="T22">One series defined per SETHEADER name. </text:span></text:p>
      <text:list xml:id="list2108064182" text:continue-numbering="true" text:style-name="WW8Num3">
        <text:list-item>
          <text:list>
            <text:list-item>
              <text:h text:style-name="P18" text:outline-level="2">CT_XY_SCATTER = 2;</text:h>
            </text:list-item>
          </text:list>
        </text:list-item>
      </text:list>
      <text:p text:style-name="P16"><text:span text:style-name="T22">XY Scatter plot.</text:span></text:p>
      <text:list xml:id="list1551942514" text:continue-numbering="true" text:style-name="WW8Num3">
        <text:list-item>
          <text:list>
            <text:list-item>
              <text:h text:style-name="P18" text:outline-level="2"><text:soft-page-break/>CT_XYZ_BUBBLE = 3;</text:h>
            </text:list-item>
          </text:list>
        </text:list-item>
      </text:list>
      <text:p text:style-name="P16">XY Bubble plot where Z is the diameter of the bubble in respect to the X data axis <text:span text:style-name="T28">scale</text:span>.</text:p>
      <text:list xml:id="list663900182" text:continue-numbering="true" text:style-name="WW8Num3">
        <text:list-item>
          <text:list>
            <text:list-item>
              <text:h text:style-name="P18" text:outline-level="2">CT_XY_POLAR = 4;</text:h>
            </text:list-item>
          </text:list>
        </text:list-item>
      </text:list>
      <text:p text:style-name="P17"><text:span text:style-name="T25">XY Polar plot where X is theta and Y is radius. NOT IMPLEMENTED as of </text:span><text:date style:data-style-name="N37" text:date-value="2013-10-27T13:50:57.99" text:fixed="true">10/27/13</text: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onaco1" svg:font-family="Monaco" style:font-family-generic="roman"/>
    <style:font-face style:name="Courier New1" svg:font-family="'Courier New'" style:font-family-generic="modern" style:font-pitch="fixed"/>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writing-mode="lr-tb">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8Num2zfalse" style:family="text"/>
    <style:style style:name="WW8Num2ztrue" style:family="text"/>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WW8Num3ztrue" style:family="text"/>
    <style:style style:name="WW-WW8Num3ztrue1" style:family="text"/>
    <style:style style:name="WW-WW8Num3ztrue2" style:family="text"/>
    <style:style style:name="WW-WW8Num3ztrue3" style:family="text"/>
    <style:style style:name="WW-WW8Num3ztrue4" style:family="text"/>
    <style:style style:name="WW-WW8Num3ztrue5" style:family="text"/>
    <style:style style:name="WW-WW8Num3ztrue6" style:family="text"/>
    <style:style style:name="WW8Num4zfalse" style:family="text"/>
    <style:style style:name="WW8Num4ztrue" style:family="text"/>
    <style:style style:name="WW-WW8Num4ztrue" style:family="text"/>
    <style:style style:name="WW-WW8Num4ztrue1" style:family="text"/>
    <style:style style:name="WW-WW8Num4ztrue2" style:family="text"/>
    <style:style style:name="WW-WW8Num4ztrue3" style:family="text"/>
    <style:style style:name="WW-WW8Num4ztrue4" style:family="text"/>
    <style:style style:name="WW-WW8Num4ztrue5" style:family="text"/>
    <style:style style:name="WW-WW8Num4ztrue6" style:family="text"/>
    <style:style style:name="WW8Num5zfalse" style:family="text"/>
    <style:style style:name="WW8Num5ztrue" style:family="text"/>
    <style:style style:name="WW-WW8Num5ztrue" style:family="text"/>
    <style:style style:name="WW-WW8Num5ztrue1" style:family="text"/>
    <style:style style:name="WW-WW8Num5ztrue2" style:family="text"/>
    <style:style style:name="WW-WW8Num5ztrue3" style:family="text"/>
    <style:style style:name="WW-WW8Num5ztrue4" style:family="text"/>
    <style:style style:name="WW-WW8Num5ztrue5" style:family="text"/>
    <style:style style:name="WW-WW8Num5ztrue6"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WW8Num7ztrue" style:family="text"/>
    <style:style style:name="WW-WW8Num7ztrue1" style:family="text"/>
    <style:style style:name="WW-WW8Num7ztrue2" style:family="text"/>
    <style:style style:name="WW-WW8Num7ztrue3" style:family="text"/>
    <style:style style:name="WW-WW8Num7ztrue4" style:family="text"/>
    <style:style style:name="WW-WW8Num7ztrue5" style:family="text"/>
    <style:style style:name="WW-WW8Num7ztrue6" style:family="text"/>
    <style:style style:name="WW8Num8zfalse" style:family="text"/>
    <style:style style:name="WW8Num8ztrue" style:family="text"/>
    <style:style style:name="WW-WW8Num8ztrue" style:family="text"/>
    <style:style style:name="WW-WW8Num8ztrue1" style:family="text"/>
    <style:style style:name="WW-WW8Num8ztrue2" style:family="text"/>
    <style:style style:name="WW-WW8Num8ztrue3" style:family="text"/>
    <style:style style:name="WW-WW8Num8ztrue4" style:family="text"/>
    <style:style style:name="WW-WW8Num8ztrue5" style:family="text"/>
    <style:style style:name="WW-WW8Num8ztrue6" style:family="text"/>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8Num10zfalse" style:family="text"/>
    <style:style style:name="WW8Num10ztrue" style:family="text"/>
    <style:style style:name="WW-WW8Num10ztrue" style:family="text"/>
    <style:style style:name="WW-WW8Num10ztrue1" style:family="text"/>
    <style:style style:name="WW-WW8Num10ztrue2" style:family="text"/>
    <style:style style:name="WW-WW8Num10ztrue3" style:family="text"/>
    <style:style style:name="WW-WW8Num10ztrue4" style:family="text"/>
    <style:style style:name="WW-WW8Num10ztrue5" style:family="text"/>
    <style:style style:name="WW-WW8Num10ztrue6" style:family="text"/>
    <style:style style:name="WW8Num11zfalse" style:family="text"/>
    <style:style style:name="WW8Num11ztrue" style:family="text"/>
    <style:style style:name="WW-WW8Num11ztrue" style:family="text"/>
    <style:style style:name="WW-WW8Num11ztrue1" style:family="text"/>
    <style:style style:name="WW-WW8Num11ztrue2" style:family="text"/>
    <style:style style:name="WW-WW8Num11ztrue3" style:family="text"/>
    <style:style style:name="WW-WW8Num11ztrue4" style:family="text"/>
    <style:style style:name="WW-WW8Num11ztrue5" style:family="text"/>
    <style:style style:name="WW-WW8Num11ztrue6"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1">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true"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3ztrue"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3ztrue"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3ztrue"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text:style-name="WW8Num3ztrue"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3ztrue"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text:style-name="WW8Num3ztrue" style:num-suffix="." style:num-format="1" text:display-levels="8">
        <style:list-level-properties text:list-level-position-and-space-mode="label-alignment">
          <style:list-level-label-alignment text:label-followed-by="listtab" text:list-tab-stop-position="3.25in" fo:text-indent="-0.85in" fo:margin-left="2.6in"/>
        </style:list-level-properties>
      </text:list-level-style-number>
      <text:list-level-style-number text:level="9" text:style-name="WW8Num3ztrue"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text:span text:style-name="MT1"><text:file-name text:display="name-and-extension">NXTDataLogger logging protocol.odt</text:file-name></text:span><text:span text:style-name="MT1"><text:tab/><text:tab/>Page </text:span><text:span text:style-name="MT1"><text:page-number text:select-page="current">7</text:page-number></text:span><text:span text:style-name="MT1"> of </text:span><text:span text:style-name="MT1"><text:page-count style:num-format="1">7</text:page-count></text:span></text:p>
        <text:p text:style-name="Footer"/>
      </style:footer>
    </style:master-page>
    <style:master-page style:name="First_20_Page" style:display-name="First Page" style:page-layout-name="Mpm2" style:next-style-name="Standard">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XTDataLogger/NXJChartingLogger Logging Protocol Definitions</dc:title>
    <meta:initial-creator>Kirk Thompson</meta:initial-creator>
    <meta:creation-date>2012-06-16T14:52:00</meta:creation-date>
    <dc:date>2013-10-27T13:57:32</dc:date>
    <meta:print-date>2012-06-18T06:55:00</meta:print-date>
    <meta:editing-cycles>199</meta:editing-cycles>
    <meta:editing-duration>P1DT15H23M51S</meta:editing-duration>
    <meta:generator>LibreOffice/4.0.4.2$MacOSX_x86 LibreOffice_project/9e9821abd0ffdbc09cd8c52eaa574fa09eb08f2</meta:generator>
    <meta:document-statistic meta:table-count="3" meta:image-count="0" meta:object-count="0" meta:page-count="7" meta:paragraph-count="154" meta:word-count="1801" meta:character-count="11236" meta:non-whitespace-character-count="9460"/>
  </office:meta>
</office:document-meta>
</file>